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333333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2" style:family="graphic" style:parent-style-name="standard">
      <style:graphic-properties draw:stroke="solid" svg:stroke-width="0.018cm" svg:stroke-color="#cccccc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3" style:family="graphic" style:parent-style-name="standard">
      <style:graphic-properties draw:stroke="solid" svg:stroke-width="0.018cm" svg:stroke-color="#e6e6e6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solid" svg:stroke-width="0.018cm" svg:stroke-color="#000000" draw:marker-start-width="0.122cm" draw:marker-end-width="0.122cm" draw:stroke-linejoin="miter" svg:stroke-linecap="butt" draw:fill="none" fo:padding-top="0.009cm" fo:padding-bottom="0.009cm" fo:padding-left="0.009cm" fo:padding-right="0.009cm"/>
    </style:style>
    <style:style style:name="gr6" style:family="graphic" style:parent-style-name="standard">
      <style:graphic-properties draw:stroke="none" svg:stroke-width="0.018cm" draw:marker-start-width="0.227cm" draw:marker-end-width="0.227cm" draw:fill="solid" draw:fill-color="#b7b7b7"/>
    </style:style>
    <style:style style:name="gr7" style:family="graphic" style:parent-style-name="standard">
      <style:graphic-properties draw:stroke="none" svg:stroke-width="0.018cm" draw:marker-start-width="0.227cm" draw:marker-end-width="0.227cm" draw:fill="solid" draw:fill-color="#d9d9d9"/>
    </style:style>
    <style:style style:name="gr8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9" style:family="graphic" style:parent-style-name="standard">
      <style:graphic-properties draw:stroke="none" svg:stroke-width="0.018cm" draw:marker-start-width="0.227cm" draw:marker-end-width="0.227cm" draw:fill="solid" draw:fill-color="#666666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162cm" fo:padding-top="0cm" fo:padding-bottom="0cm" fo:padding-left="0cm" fo:padding-right="0cm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247cm" fo:padding-top="0cm" fo:padding-bottom="0cm" fo:padding-left="0cm" fo:padding-right="0cm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052cm" fo:padding-top="0cm" fo:padding-bottom="0cm" fo:padding-left="0cm" fo:padding-right="0cm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058cm" fo:padding-top="0cm" fo:padding-bottom="0cm" fo:padding-left="0cm" fo:padding-right="0cm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057cm" fo:padding-top="0cm" fo:padding-bottom="0cm" fo:padding-left="0cm" fo:padding-right="0cm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65cm" fo:padding-top="0cm" fo:padding-bottom="0cm" fo:padding-left="0cm" fo:padding-right="0cm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789cm" fo:padding-top="0cm" fo:padding-bottom="0cm" fo:padding-left="0cm" fo:padding-right="0cm"/>
    </style:style>
    <style:style style:name="gr1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082cm" fo:padding-top="0cm" fo:padding-bottom="0cm" fo:padding-left="0cm" fo:padding-right="0cm"/>
    </style:style>
    <style:style style:name="gr18" style:family="graphic" style:parent-style-name="standard">
      <style:graphic-properties draw:stroke="solid" svg:stroke-width="0.018cm" svg:stroke-color="#000000" draw:marker-start-width="0.227cm" draw:marker-end-width="0.227cm" draw:fill="solid" draw:fill-color="#b7b7b7" fo:padding-top="0.009cm" fo:padding-bottom="0.009cm" fo:padding-left="0.009cm" fo:padding-right="0.009cm"/>
    </style:style>
    <style:style style:name="gr19" style:family="graphic" style:parent-style-name="standard">
      <style:graphic-properties draw:stroke="solid" svg:stroke-width="0.018cm" svg:stroke-color="#000000" draw:marker-start-width="0.227cm" draw:marker-end-width="0.227cm" draw:fill="solid" draw:fill-color="#d9d9d9" fo:padding-top="0.009cm" fo:padding-bottom="0.009cm" fo:padding-left="0.009cm" fo:padding-right="0.009cm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637cm" fo:min-width="1.814cm" fo:padding-top="0cm" fo:padding-bottom="0cm" fo:padding-left="0cm" fo:padding-right="0cm"/>
    </style:style>
    <style:style style:name="gr21" style:family="graphic" style:parent-style-name="standard">
      <style:graphic-properties draw:stroke="solid" svg:stroke-width="0.018cm" svg:stroke-color="#000000" draw:marker-start-width="0.227cm" draw:marker-end-width="0.227cm" draw:fill="solid" draw:fill-color="#666666" fo:padding-top="0.009cm" fo:padding-bottom="0.009cm" fo:padding-left="0.009cm" fo:padding-right="0.009cm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637cm" fo:min-width="1.666cm" fo:padding-top="0cm" fo:padding-bottom="0cm" fo:padding-left="0cm" fo:padding-right="0cm"/>
    </style:style>
    <style:style style:name="gr23" style:family="graphic" style:parent-style-name="standard">
      <style:graphic-properties draw:stroke="none" svg:stroke-color="#000000" draw:fill="none" draw:fill-color="#ffffff" fo:min-height="0.477cm"/>
    </style:style>
    <style:style style:name="gr24" style:family="graphic" style:parent-style-name="standard">
      <style:graphic-properties draw:stroke="none" svg:stroke-color="#000000" draw:fill="none" draw:fill-color="#ffffff" fo:min-height="0.2cm"/>
    </style:style>
    <style:style style:name="P1" style:family="paragraph">
      <loext:graphic-properties draw:fill="none"/>
      <style:text-properties style:font-name="Liberation Serif" fo:font-size="6pt"/>
    </style:style>
    <style:style style:name="P2" style:family="paragraph">
      <loext:graphic-properties draw:fill="solid" draw:fill-color="#b7b7b7"/>
      <style:text-properties style:font-name="Liberation Serif" fo:font-size="6pt"/>
    </style:style>
    <style:style style:name="P3" style:family="paragraph">
      <loext:graphic-properties draw:fill="solid" draw:fill-color="#d9d9d9"/>
      <style:text-properties style:font-name="Liberation Serif" fo:font-size="6pt"/>
    </style:style>
    <style:style style:name="P4" style:family="paragraph">
      <loext:graphic-properties draw:fill="solid" draw:fill-color="#000000"/>
      <style:text-properties style:font-name="Liberation Serif" fo:font-size="6pt"/>
    </style:style>
    <style:style style:name="P5" style:family="paragraph">
      <loext:graphic-properties draw:fill="solid" draw:fill-color="#666666"/>
      <style:text-properties style:font-name="Liberation Serif" fo:font-size="6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style:font-name="Liberation Serif" fo:font-size="6pt" style:font-size-asian="12pt" style:font-size-complex="12pt"/>
    </style:style>
    <style:style style:name="P8" style:family="paragraph">
      <loext:graphic-properties draw:fill="none" draw:fill-color="#ffffff"/>
      <style:text-properties fo:font-size="6pt" fo:font-weight="bold" style:font-size-asian="6pt" style:font-size-complex="6pt"/>
    </style:style>
    <style:style style:name="P9" style:family="paragraph">
      <style:text-properties fo:font-size="6pt"/>
    </style:style>
    <style:style style:name="P10" style:family="paragraph">
      <loext:graphic-properties draw:fill="none" draw:fill-color="#ffffff"/>
      <style:text-properties fo:font-size="6pt"/>
    </style:style>
    <style:style style:name="T1" style:family="text">
      <style:text-properties fo:color="#000000" style:font-name="Liberation Serif" fo:font-size="6pt" style:font-size-asian="12pt" style:font-name-complex="Arial1" style:font-size-complex="12pt"/>
    </style:style>
    <style:style style:name="T2" style:family="text">
      <style:text-properties fo:color="#1a1a1a" style:font-name="Liberation Serif" fo:font-size="6pt" style:font-size-asian="12pt" style:font-name-complex="Arial1" style:font-size-complex="12pt"/>
    </style:style>
    <style:style style:name="T3" style:family="text">
      <style:text-properties fo:font-size="6pt" fo:font-weight="bold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0.719cm" svg:y1="2.731cm" svg:x2="8.775cm" svg:y2="2.731cm">
          <text:p/>
        </draw:line>
        <draw:line draw:style-name="gr2" draw:text-style-name="P1" draw:layer="layout" svg:x1="0.719cm" svg:y1="2.218cm" svg:x2="8.775cm" svg:y2="2.218cm">
          <text:p/>
        </draw:line>
        <draw:line draw:style-name="gr2" draw:text-style-name="P1" draw:layer="layout" svg:x1="0.719cm" svg:y1="1.714cm" svg:x2="8.775cm" svg:y2="1.714cm">
          <text:p/>
        </draw:line>
        <draw:line draw:style-name="gr2" draw:text-style-name="P1" draw:layer="layout" svg:x1="0.719cm" svg:y1="1.201cm" svg:x2="8.775cm" svg:y2="1.201cm">
          <text:p/>
        </draw:line>
        <draw:line draw:style-name="gr2" draw:text-style-name="P1" draw:layer="layout" svg:x1="0.719cm" svg:y1="0.688cm" svg:x2="8.775cm" svg:y2="0.688cm">
          <text:p/>
        </draw:line>
        <draw:line draw:style-name="gr3" draw:text-style-name="P1" draw:layer="layout" svg:x1="0.719cm" svg:y1="2.56cm" svg:x2="8.775cm" svg:y2="2.56cm">
          <text:p/>
        </draw:line>
        <draw:line draw:style-name="gr3" draw:text-style-name="P1" draw:layer="layout" svg:x1="0.719cm" svg:y1="2.39cm" svg:x2="8.775cm" svg:y2="2.39cm">
          <text:p/>
        </draw:line>
        <draw:line draw:style-name="gr3" draw:text-style-name="P1" draw:layer="layout" svg:x1="0.719cm" svg:y1="2.056cm" svg:x2="8.775cm" svg:y2="2.056cm">
          <text:p/>
        </draw:line>
        <draw:line draw:style-name="gr3" draw:text-style-name="P1" draw:layer="layout" svg:x1="0.719cm" svg:y1="1.885cm" svg:x2="8.775cm" svg:y2="1.885cm">
          <text:p/>
        </draw:line>
        <draw:line draw:style-name="gr3" draw:text-style-name="P1" draw:layer="layout" svg:x1="0.719cm" svg:y1="1.543cm" svg:x2="8.775cm" svg:y2="1.543cm">
          <text:p/>
        </draw:line>
        <draw:line draw:style-name="gr3" draw:text-style-name="P1" draw:layer="layout" svg:x1="0.719cm" svg:y1="1.372cm" svg:x2="8.775cm" svg:y2="1.372cm">
          <text:p/>
        </draw:line>
        <draw:line draw:style-name="gr3" draw:text-style-name="P1" draw:layer="layout" svg:x1="0.719cm" svg:y1="1.03cm" svg:x2="8.775cm" svg:y2="1.03cm">
          <text:p/>
        </draw:line>
        <draw:line draw:style-name="gr3" draw:text-style-name="P1" draw:layer="layout" svg:x1="0.719cm" svg:y1="0.859cm" svg:x2="8.775cm" svg:y2="0.859cm">
          <text:p/>
        </draw:line>
        <draw:line draw:style-name="gr4" draw:text-style-name="P1" draw:layer="layout" svg:x1="0.719cm" svg:y1="2.731cm" svg:x2="0.719cm" svg:y2="0.688cm">
          <text:p/>
        </draw:line>
        <draw:path draw:style-name="gr5" draw:text-style-name="P1" draw:layer="layout" svg:width="0.108cm" svg:height="0.632cm" svg:x="1.038cm" svg:y="2.103cm" svg:viewBox="0 0 109 633" svg:d="M109 633h-109v-616c0-9 12-17 28-17h54c15 0 27 8 27 17z">
          <text:p/>
        </draw:path>
        <draw:path draw:style-name="gr6" draw:text-style-name="P2" draw:layer="layout" svg:width="0.108cm" svg:height="0.632cm" svg:x="1.038cm" svg:y="2.103cm" svg:viewBox="0 0 109 633" svg:d="M109 633h-109v-616c0-9 12-17 28-17h54c15 0 27 8 27 17z">
          <text:p/>
        </draw:path>
        <draw:path draw:style-name="gr5" draw:text-style-name="P1" draw:layer="layout" svg:width="0.108cm" svg:height="1.051cm" svg:x="1.906cm" svg:y="1.684cm" svg:viewBox="0 0 109 1052" svg:d="M109 1052h-109v-1035c0-9 13-17 28-17h54c15 0 27 8 27 17z">
          <text:p/>
        </draw:path>
        <draw:path draw:style-name="gr6" draw:text-style-name="P2" draw:layer="layout" svg:width="0.108cm" svg:height="1.051cm" svg:x="1.906cm" svg:y="1.684cm" svg:viewBox="0 0 109 1052" svg:d="M109 1052h-109v-1035c0-9 13-17 28-17h54c15 0 27 8 27 17z">
          <text:p/>
        </draw:path>
        <draw:path draw:style-name="gr5" draw:text-style-name="P1" draw:layer="layout" svg:width="0.108cm" svg:height="1.264cm" svg:x="2.76cm" svg:y="1.47cm" svg:viewBox="0 0 109 1265" svg:d="M109 1265h-109v-1248c0-9 12-17 27-17h54c15 0 28 8 28 17z">
          <text:p/>
        </draw:path>
        <draw:path draw:style-name="gr6" draw:text-style-name="P2" draw:layer="layout" svg:width="0.108cm" svg:height="1.264cm" svg:x="2.76cm" svg:y="1.47cm" svg:viewBox="0 0 109 1265" svg:d="M109 1265h-109v-1248c0-9 12-17 27-17h54c15 0 28 8 28 17z">
          <text:p/>
        </draw:path>
        <draw:path draw:style-name="gr5" draw:text-style-name="P1" draw:layer="layout" svg:width="0.108cm" svg:height="1.333cm" svg:x="3.628cm" svg:y="1.402cm" svg:viewBox="0 0 109 1334" svg:d="M109 1334h-109v-1317c0-9 12-17 28-17h54c15 0 27 8 27 17z">
          <text:p/>
        </draw:path>
        <draw:path draw:style-name="gr6" draw:text-style-name="P2" draw:layer="layout" svg:width="0.108cm" svg:height="1.333cm" svg:x="3.628cm" svg:y="1.402cm" svg:viewBox="0 0 109 1334" svg:d="M109 1334h-109v-1317c0-9 12-17 28-17h54c15 0 27 8 27 17z">
          <text:p/>
        </draw:path>
        <draw:path draw:style-name="gr5" draw:text-style-name="P1" draw:layer="layout" svg:width="0.108cm" svg:height="1.358cm" svg:x="4.496cm" svg:y="1.376cm" svg:viewBox="0 0 109 1359" svg:d="M109 1359h-109v-1342c0-9 12-17 28-17h54c15 0 27 8 27 17z">
          <text:p/>
        </draw:path>
        <draw:path draw:style-name="gr6" draw:text-style-name="P2" draw:layer="layout" svg:width="0.108cm" svg:height="1.358cm" svg:x="4.496cm" svg:y="1.376cm" svg:viewBox="0 0 109 1359" svg:d="M109 1359h-109v-1342c0-9 12-17 28-17h54c15 0 27 8 27 17z">
          <text:p/>
        </draw:path>
        <draw:path draw:style-name="gr5" draw:text-style-name="P1" draw:layer="layout" svg:width="0.108cm" svg:height="1.367cm" svg:x="5.35cm" svg:y="1.368cm" svg:viewBox="0 0 109 1368" svg:d="M109 1368h-109v-1351c0-9 12-17 27-17h54c15 0 28 8 28 17z">
          <text:p/>
        </draw:path>
        <draw:path draw:style-name="gr6" draw:text-style-name="P2" draw:layer="layout" svg:width="0.108cm" svg:height="1.367cm" svg:x="5.35cm" svg:y="1.368cm" svg:viewBox="0 0 109 1368" svg:d="M109 1368h-109v-1351c0-9 12-17 27-17h54c15 0 28 8 28 17z">
          <text:p/>
        </draw:path>
        <draw:path draw:style-name="gr5" draw:text-style-name="P1" draw:layer="layout" svg:width="0.108cm" svg:height="1.957cm" svg:x="6.218cm" svg:y="0.778cm" svg:viewBox="0 0 109 1958" svg:d="M109 1958h-109v-1941c0-9 12-17 27-17h55c15 0 27 8 27 17z">
          <text:p/>
        </draw:path>
        <draw:path draw:style-name="gr6" draw:text-style-name="P2" draw:layer="layout" svg:width="0.108cm" svg:height="1.957cm" svg:x="6.218cm" svg:y="0.778cm" svg:viewBox="0 0 109 1958" svg:d="M109 1958h-109v-1941c0-9 12-17 27-17h55c15 0 27 8 27 17z">
          <text:p/>
        </draw:path>
        <draw:path draw:style-name="gr5" draw:text-style-name="P1" draw:layer="layout" svg:width="0.108cm" svg:height="1.957cm" svg:x="7.073cm" svg:y="0.778cm" svg:viewBox="0 0 109 1958" svg:d="M109 1958h-109v-1941c0-9 12-17 27-17h55c15 0 27 8 27 17z">
          <text:p/>
        </draw:path>
        <draw:path draw:style-name="gr6" draw:text-style-name="P2" draw:layer="layout" svg:width="0.108cm" svg:height="1.957cm" svg:x="7.073cm" svg:y="0.778cm" svg:viewBox="0 0 109 1958" svg:d="M109 1958h-109v-1941c0-9 12-17 27-17h55c15 0 27 8 27 17z">
          <text:p/>
        </draw:path>
        <draw:path draw:style-name="gr5" draw:text-style-name="P1" draw:layer="layout" svg:width="0.108cm" svg:height="1.957cm" svg:x="7.941cm" svg:y="0.778cm" svg:viewBox="0 0 109 1958" svg:d="M109 1958h-109v-1941c0-9 12-17 27-17h54c15 0 28 8 28 17z">
          <text:p/>
        </draw:path>
        <draw:path draw:style-name="gr6" draw:text-style-name="P2" draw:layer="layout" svg:width="0.108cm" svg:height="1.957cm" svg:x="7.941cm" svg:y="0.778cm" svg:viewBox="0 0 109 1958" svg:d="M109 1958h-109v-1941c0-9 12-17 27-17h54c15 0 28 8 28 17z">
          <text:p/>
        </draw:path>
        <draw:path draw:style-name="gr5" draw:text-style-name="P1" draw:layer="layout" svg:width="0.108cm" svg:height="0.273cm" svg:x="1.173cm" svg:y="2.462cm" svg:viewBox="0 0 109 274" svg:d="M109 274h-109v-257c0-9 12-17 27-17h54c16 0 28 8 28 17z">
          <text:p/>
        </draw:path>
        <draw:path draw:style-name="gr7" draw:text-style-name="P3" draw:layer="layout" svg:width="0.108cm" svg:height="0.273cm" svg:x="1.173cm" svg:y="2.462cm" svg:viewBox="0 0 109 274" svg:d="M109 274h-109v-257c0-9 12-17 27-17h54c16 0 28 8 28 17z">
          <text:p/>
        </draw:path>
        <draw:path draw:style-name="gr5" draw:text-style-name="P1" draw:layer="layout" svg:width="0.108cm" svg:height="0.461cm" svg:x="2.041cm" svg:y="2.274cm" svg:viewBox="0 0 109 462" svg:d="M109 462h-109v-445c0-9 12-17 27-17h54c16 0 28 8 28 17z">
          <text:p/>
        </draw:path>
        <draw:path draw:style-name="gr7" draw:text-style-name="P3" draw:layer="layout" svg:width="0.108cm" svg:height="0.461cm" svg:x="2.041cm" svg:y="2.274cm" svg:viewBox="0 0 109 462" svg:d="M109 462h-109v-445c0-9 12-17 27-17h54c16 0 28 8 28 17z">
          <text:p/>
        </draw:path>
        <draw:path draw:style-name="gr5" draw:text-style-name="P1" draw:layer="layout" svg:width="0.108cm" svg:height="0.863cm" svg:x="2.895cm" svg:y="1.872cm" svg:viewBox="0 0 109 864" svg:d="M109 864h-109v-847c0-9 12-17 27-17h54c15 0 28 8 28 17z">
          <text:p/>
        </draw:path>
        <draw:path draw:style-name="gr7" draw:text-style-name="P3" draw:layer="layout" svg:width="0.108cm" svg:height="0.863cm" svg:x="2.895cm" svg:y="1.872cm" svg:viewBox="0 0 109 864" svg:d="M109 864h-109v-847c0-9 12-17 27-17h54c15 0 28 8 28 17z">
          <text:p/>
        </draw:path>
        <draw:path draw:style-name="gr5" draw:text-style-name="P1" draw:layer="layout" svg:width="0.108cm" svg:height="1.324cm" svg:x="3.764cm" svg:y="1.411cm" svg:viewBox="0 0 109 1325" svg:d="M109 1325h-109v-1308c0-9 12-17 27-17h54c15 0 28 8 28 17z">
          <text:p/>
        </draw:path>
        <draw:path draw:style-name="gr7" draw:text-style-name="P3" draw:layer="layout" svg:width="0.108cm" svg:height="1.324cm" svg:x="3.764cm" svg:y="1.411cm" svg:viewBox="0 0 109 1325" svg:d="M109 1325h-109v-1308c0-9 12-17 27-17h54c15 0 28 8 28 17z">
          <text:p/>
        </draw:path>
        <draw:path draw:style-name="gr5" draw:text-style-name="P1" draw:layer="layout" svg:width="0.108cm" svg:height="1.504cm" svg:x="4.632cm" svg:y="1.231cm" svg:viewBox="0 0 109 1505" svg:d="M109 1505h-109v-1488c0-9 12-17 27-17h54c15 0 28 8 28 17z">
          <text:p/>
        </draw:path>
        <draw:path draw:style-name="gr7" draw:text-style-name="P3" draw:layer="layout" svg:width="0.108cm" svg:height="1.504cm" svg:x="4.632cm" svg:y="1.231cm" svg:viewBox="0 0 109 1505" svg:d="M109 1505h-109v-1488c0-9 12-17 27-17h54c15 0 28 8 28 17z">
          <text:p/>
        </draw:path>
        <draw:path draw:style-name="gr5" draw:text-style-name="P1" draw:layer="layout" svg:width="0.108cm" svg:height="1.598cm" svg:x="5.486cm" svg:y="1.137cm" svg:viewBox="0 0 109 1599" svg:d="M109 1599h-109v-1582c0-9 13-17 28-17h54c15 0 27 8 27 17z">
          <text:p/>
        </draw:path>
        <draw:path draw:style-name="gr7" draw:text-style-name="P3" draw:layer="layout" svg:width="0.108cm" svg:height="1.598cm" svg:x="5.486cm" svg:y="1.137cm" svg:viewBox="0 0 109 1599" svg:d="M109 1599h-109v-1582c0-9 13-17 28-17h54c15 0 27 8 27 17z">
          <text:p/>
        </draw:path>
        <draw:path draw:style-name="gr5" draw:text-style-name="P1" draw:layer="layout" svg:width="0.108cm" svg:height="1.734cm" svg:x="6.354cm" svg:y="1cm" svg:viewBox="0 0 109 1735" svg:d="M109 1735h-109v-1718c0-9 13-17 28-17h54c15 0 27 8 27 17z">
          <text:p/>
        </draw:path>
        <draw:path draw:style-name="gr7" draw:text-style-name="P3" draw:layer="layout" svg:width="0.108cm" svg:height="1.734cm" svg:x="6.354cm" svg:y="1cm" svg:viewBox="0 0 109 1735" svg:d="M109 1735h-109v-1718c0-9 13-17 28-17h54c15 0 27 8 27 17z">
          <text:p/>
        </draw:path>
        <draw:path draw:style-name="gr5" draw:text-style-name="P1" draw:layer="layout" svg:width="0.108cm" svg:height="1.734cm" svg:x="7.208cm" svg:y="1cm" svg:viewBox="0 0 109 1735" svg:d="M109 1735h-109v-1718c0-9 12-17 27-17h54c15 0 28 8 28 17z">
          <text:p/>
        </draw:path>
        <draw:path draw:style-name="gr7" draw:text-style-name="P3" draw:layer="layout" svg:width="0.108cm" svg:height="1.734cm" svg:x="7.208cm" svg:y="1cm" svg:viewBox="0 0 109 1735" svg:d="M109 1735h-109v-1718c0-9 12-17 27-17h54c15 0 28 8 28 17z">
          <text:p/>
        </draw:path>
        <draw:path draw:style-name="gr5" draw:text-style-name="P1" draw:layer="layout" svg:width="0.108cm" svg:height="1.734cm" svg:x="8.076cm" svg:y="1cm" svg:viewBox="0 0 109 1735" svg:d="M109 1735h-109v-1718c0-9 12-17 27-17h54c15 0 28 8 28 17z">
          <text:p/>
        </draw:path>
        <draw:path draw:style-name="gr7" draw:text-style-name="P3" draw:layer="layout" svg:width="0.108cm" svg:height="1.734cm" svg:x="8.076cm" svg:y="1cm" svg:viewBox="0 0 109 1735" svg:d="M109 1735h-109v-1718c0-9 12-17 27-17h54c15 0 28 8 28 17z">
          <text:p/>
        </draw:path>
        <draw:path draw:style-name="gr5" draw:text-style-name="P1" draw:layer="layout" svg:width="0.108cm" svg:height="1.145cm" svg:x="1.309cm" svg:y="1.59cm" svg:viewBox="0 0 109 1146" svg:d="M109 1146h-109v-1129c0-9 12-17 27-17h55c15 0 27 8 27 17z">
          <text:p/>
        </draw:path>
        <draw:path draw:style-name="gr8" draw:text-style-name="P4" draw:layer="layout" svg:width="0.108cm" svg:height="1.145cm" svg:x="1.309cm" svg:y="1.59cm" svg:viewBox="0 0 109 1146" svg:d="M109 1146h-109v-1129c0-9 12-17 27-17h55c15 0 27 8 27 17z">
          <text:p/>
        </draw:path>
        <draw:path draw:style-name="gr5" draw:text-style-name="P1" draw:layer="layout" svg:width="0.108cm" svg:height="1.187cm" svg:x="2.177cm" svg:y="1.548cm" svg:viewBox="0 0 109 1188" svg:d="M109 1188h-109v-1171c0-9 12-17 27-17h54c15 0 28 8 28 17z">
          <text:p/>
        </draw:path>
        <draw:path draw:style-name="gr8" draw:text-style-name="P4" draw:layer="layout" svg:width="0.108cm" svg:height="1.187cm" svg:x="2.177cm" svg:y="1.548cm" svg:viewBox="0 0 109 1188" svg:d="M109 1188h-109v-1171c0-9 12-17 27-17h54c15 0 28 8 28 17z">
          <text:p/>
        </draw:path>
        <draw:path draw:style-name="gr5" draw:text-style-name="P1" draw:layer="layout" svg:width="0.108cm" svg:height="1.35cm" svg:x="3.031cm" svg:y="1.385cm" svg:viewBox="0 0 109 1351" svg:d="M109 1351h-109v-1334c0-9 12-17 27-17h55c15 0 27 8 27 17z">
          <text:p/>
        </draw:path>
        <draw:path draw:style-name="gr8" draw:text-style-name="P4" draw:layer="layout" svg:width="0.108cm" svg:height="1.35cm" svg:x="3.031cm" svg:y="1.385cm" svg:viewBox="0 0 109 1351" svg:d="M109 1351h-109v-1334c0-9 12-17 27-17h55c15 0 27 8 27 17z">
          <text:p/>
        </draw:path>
        <draw:path draw:style-name="gr5" draw:text-style-name="P1" draw:layer="layout" svg:width="0.108cm" svg:height="1.367cm" svg:x="3.899cm" svg:y="1.368cm" svg:viewBox="0 0 109 1368" svg:d="M109 1368h-109v-1351c0-9 12-17 27-17h55c15 0 27 8 27 17z">
          <text:p/>
        </draw:path>
        <draw:path draw:style-name="gr8" draw:text-style-name="P4" draw:layer="layout" svg:width="0.108cm" svg:height="1.367cm" svg:x="3.899cm" svg:y="1.368cm" svg:viewBox="0 0 109 1368" svg:d="M109 1368h-109v-1351c0-9 12-17 27-17h55c15 0 27 8 27 17z">
          <text:p/>
        </draw:path>
        <draw:path draw:style-name="gr5" draw:text-style-name="P1" draw:layer="layout" svg:width="0.108cm" svg:height="1.367cm" svg:x="4.767cm" svg:y="1.368cm" svg:viewBox="0 0 109 1368" svg:d="M109 1368h-109v-1351c0-9 12-17 27-17h54c15 0 28 8 28 17z">
          <text:p/>
        </draw:path>
        <draw:path draw:style-name="gr8" draw:text-style-name="P4" draw:layer="layout" svg:width="0.108cm" svg:height="1.367cm" svg:x="4.767cm" svg:y="1.368cm" svg:viewBox="0 0 109 1368" svg:d="M109 1368h-109v-1351c0-9 12-17 27-17h54c15 0 28 8 28 17z">
          <text:p/>
        </draw:path>
        <draw:path draw:style-name="gr5" draw:text-style-name="P1" draw:layer="layout" svg:width="0.108cm" svg:height="1.367cm" svg:x="5.621cm" svg:y="1.368cm" svg:viewBox="0 0 109 1368" svg:d="M109 1368h-109v-1351c0-9 12-17 27-17h54c16 0 28 8 28 17z">
          <text:p/>
        </draw:path>
        <draw:path draw:style-name="gr8" draw:text-style-name="P4" draw:layer="layout" svg:width="0.108cm" svg:height="1.367cm" svg:x="5.621cm" svg:y="1.368cm" svg:viewBox="0 0 109 1368" svg:d="M109 1368h-109v-1351c0-9 12-17 27-17h54c16 0 28 8 28 17z">
          <text:p/>
        </draw:path>
        <draw:path draw:style-name="gr5" draw:text-style-name="P1" draw:layer="layout" svg:width="0.108cm" svg:height="1.957cm" svg:x="6.489cm" svg:y="0.778cm" svg:viewBox="0 0 109 1958" svg:d="M109 1958h-109v-1941c0-9 12-17 27-17h54c16 0 28 8 28 17z">
          <text:p/>
        </draw:path>
        <draw:path draw:style-name="gr8" draw:text-style-name="P4" draw:layer="layout" svg:width="0.108cm" svg:height="1.957cm" svg:x="6.489cm" svg:y="0.778cm" svg:viewBox="0 0 109 1958" svg:d="M109 1958h-109v-1941c0-9 12-17 27-17h54c16 0 28 8 28 17z">
          <text:p/>
        </draw:path>
        <draw:path draw:style-name="gr5" draw:text-style-name="P1" draw:layer="layout" svg:width="0.108cm" svg:height="1.957cm" svg:x="7.344cm" svg:y="0.778cm" svg:viewBox="0 0 109 1958" svg:d="M109 1958h-109v-1941c0-9 12-17 27-17h54c15 0 28 8 28 17z">
          <text:p/>
        </draw:path>
        <draw:path draw:style-name="gr8" draw:text-style-name="P4" draw:layer="layout" svg:width="0.108cm" svg:height="1.957cm" svg:x="7.344cm" svg:y="0.778cm" svg:viewBox="0 0 109 1958" svg:d="M109 1958h-109v-1941c0-9 12-17 27-17h54c15 0 28 8 28 17z">
          <text:p/>
        </draw:path>
        <draw:path draw:style-name="gr5" draw:text-style-name="P1" draw:layer="layout" svg:width="0.108cm" svg:height="1.957cm" svg:x="8.212cm" svg:y="0.778cm" svg:viewBox="0 0 109 1958" svg:d="M109 1958h-109v-1941c0-9 12-17 27-17h54c15 0 28 8 28 17z">
          <text:p/>
        </draw:path>
        <draw:path draw:style-name="gr8" draw:text-style-name="P4" draw:layer="layout" svg:width="0.108cm" svg:height="1.957cm" svg:x="8.212cm" svg:y="0.778cm" svg:viewBox="0 0 109 1958" svg:d="M109 1958h-109v-1941c0-9 12-17 27-17h54c15 0 28 8 28 17z">
          <text:p/>
        </draw:path>
        <draw:path draw:style-name="gr5" draw:text-style-name="P1" draw:layer="layout" svg:width="0.108cm" svg:height="0.974cm" svg:x="1.445cm" svg:y="1.761cm" svg:viewBox="0 0 109 975" svg:d="M109 975h-109v-958c0-9 12-17 27-17h54c15 0 28 8 28 17z">
          <text:p/>
        </draw:path>
        <draw:path draw:style-name="gr9" draw:text-style-name="P5" draw:layer="layout" svg:width="0.108cm" svg:height="0.974cm" svg:x="1.445cm" svg:y="1.761cm" svg:viewBox="0 0 109 975" svg:d="M109 975h-109v-958c0-9 12-17 27-17h54c15 0 28 8 28 17z">
          <text:p/>
        </draw:path>
        <draw:path draw:style-name="gr5" draw:text-style-name="P1" draw:layer="layout" svg:width="0.108cm" svg:height="1.341cm" svg:x="2.312cm" svg:y="1.394cm" svg:viewBox="0 0 109 1342" svg:d="M109 1342h-109v-1325c0-9 12-17 27-17h55c15 0 27 8 27 17z">
          <text:p/>
        </draw:path>
        <draw:path draw:style-name="gr9" draw:text-style-name="P5" draw:layer="layout" svg:width="0.108cm" svg:height="1.341cm" svg:x="2.312cm" svg:y="1.394cm" svg:viewBox="0 0 109 1342" svg:d="M109 1342h-109v-1325c0-9 12-17 27-17h55c15 0 27 8 27 17z">
          <text:p/>
        </draw:path>
        <draw:path draw:style-name="gr5" draw:text-style-name="P1" draw:layer="layout" svg:width="0.108cm" svg:height="1.555cm" svg:x="3.167cm" svg:y="1.18cm" svg:viewBox="0 0 109 1556" svg:d="M109 1556h-109v-1539c0-9 12-17 27-17h55c15 0 27 8 27 17z">
          <text:p/>
        </draw:path>
        <draw:path draw:style-name="gr9" draw:text-style-name="P5" draw:layer="layout" svg:width="0.108cm" svg:height="1.555cm" svg:x="3.167cm" svg:y="1.18cm" svg:viewBox="0 0 109 1556" svg:d="M109 1556h-109v-1539c0-9 12-17 27-17h55c15 0 27 8 27 17z">
          <text:p/>
        </draw:path>
        <draw:path draw:style-name="gr5" draw:text-style-name="P1" draw:layer="layout" svg:width="0.108cm" svg:height="1.538cm" svg:x="4.035cm" svg:y="1.197cm" svg:viewBox="0 0 109 1539" svg:d="M109 1539h-109v-1522c0-9 12-17 27-17h54c15 0 28 8 28 17z">
          <text:p/>
        </draw:path>
        <draw:path draw:style-name="gr9" draw:text-style-name="P5" draw:layer="layout" svg:width="0.108cm" svg:height="1.538cm" svg:x="4.035cm" svg:y="1.197cm" svg:viewBox="0 0 109 1539" svg:d="M109 1539h-109v-1522c0-9 12-17 27-17h54c15 0 28 8 28 17z">
          <text:p/>
        </draw:path>
        <draw:path draw:style-name="gr5" draw:text-style-name="P1" draw:layer="layout" svg:width="0.108cm" svg:height="1.563cm" svg:x="4.903cm" svg:y="1.171cm" svg:viewBox="0 0 109 1564" svg:d="M109 1564h-109v-1547c0-9 12-17 27-17h54c15 0 28 8 28 17z">
          <text:p/>
        </draw:path>
        <draw:path draw:style-name="gr9" draw:text-style-name="P5" draw:layer="layout" svg:width="0.108cm" svg:height="1.563cm" svg:x="4.903cm" svg:y="1.171cm" svg:viewBox="0 0 109 1564" svg:d="M109 1564h-109v-1547c0-9 12-17 27-17h54c15 0 28 8 28 17z">
          <text:p/>
        </draw:path>
        <draw:path draw:style-name="gr5" draw:text-style-name="P1" draw:layer="layout" svg:width="0.108cm" svg:height="1.598cm" svg:x="5.757cm" svg:y="1.137cm" svg:viewBox="0 0 109 1599" svg:d="M109 1599h-109v-1582c0-9 12-17 27-17h55c15 0 27 8 27 17z">
          <text:p/>
        </draw:path>
        <draw:path draw:style-name="gr9" draw:text-style-name="P5" draw:layer="layout" svg:width="0.108cm" svg:height="1.598cm" svg:x="5.757cm" svg:y="1.137cm" svg:viewBox="0 0 109 1599" svg:d="M109 1599h-109v-1582c0-9 12-17 27-17h55c15 0 27 8 27 17z">
          <text:p/>
        </draw:path>
        <draw:path draw:style-name="gr5" draw:text-style-name="P1" draw:layer="layout" svg:width="0.108cm" svg:height="1.734cm" svg:x="6.625cm" svg:y="1cm" svg:viewBox="0 0 109 1735" svg:d="M109 1735h-109v-1718c0-9 12-17 27-17h54c15 0 28 8 28 17z">
          <text:p/>
        </draw:path>
        <draw:path draw:style-name="gr9" draw:text-style-name="P5" draw:layer="layout" svg:width="0.108cm" svg:height="1.734cm" svg:x="6.625cm" svg:y="1cm" svg:viewBox="0 0 109 1735" svg:d="M109 1735h-109v-1718c0-9 12-17 27-17h54c15 0 28 8 28 17z">
          <text:p/>
        </draw:path>
        <draw:path draw:style-name="gr5" draw:text-style-name="P1" draw:layer="layout" svg:width="0.108cm" svg:height="1.734cm" svg:x="7.479cm" svg:y="1cm" svg:viewBox="0 0 109 1735" svg:d="M109 1735h-109v-1718c0-9 12-17 27-17h55c15 0 27 8 27 17z">
          <text:p/>
        </draw:path>
        <draw:path draw:style-name="gr9" draw:text-style-name="P5" draw:layer="layout" svg:width="0.108cm" svg:height="1.734cm" svg:x="7.479cm" svg:y="1cm" svg:viewBox="0 0 109 1735" svg:d="M109 1735h-109v-1718c0-9 12-17 27-17h55c15 0 27 8 27 17z">
          <text:p/>
        </draw:path>
        <draw:path draw:style-name="gr5" draw:text-style-name="P1" draw:layer="layout" svg:width="0.108cm" svg:height="1.734cm" svg:x="8.347cm" svg:y="1cm" svg:viewBox="0 0 109 1735" svg:d="M109 1735h-109v-1718c0-9 12-17 27-17h55c15 0 27 8 27 17z">
          <text:p/>
        </draw:path>
        <draw:path draw:style-name="gr9" draw:text-style-name="P5" draw:layer="layout" svg:width="0.108cm" svg:height="1.734cm" svg:x="8.347cm" svg:y="1cm" svg:viewBox="0 0 109 1735" svg:d="M109 1735h-109v-1718c0-9 12-17 27-17h55c15 0 27 8 27 17z">
          <text:p/>
        </draw:path>
        <draw:line draw:style-name="gr4" draw:text-style-name="P1" draw:layer="layout" svg:x1="0.678cm" svg:y1="2.56cm" svg:x2="0.759cm" svg:y2="2.56cm">
          <text:p/>
        </draw:line>
        <draw:line draw:style-name="gr4" draw:text-style-name="P1" draw:layer="layout" svg:x1="0.678cm" svg:y1="2.39cm" svg:x2="0.759cm" svg:y2="2.39cm">
          <text:p/>
        </draw:line>
        <draw:line draw:style-name="gr4" draw:text-style-name="P1" draw:layer="layout" svg:x1="0.678cm" svg:y1="2.056cm" svg:x2="0.759cm" svg:y2="2.056cm">
          <text:p/>
        </draw:line>
        <draw:line draw:style-name="gr4" draw:text-style-name="P1" draw:layer="layout" svg:x1="0.678cm" svg:y1="1.885cm" svg:x2="0.759cm" svg:y2="1.885cm">
          <text:p/>
        </draw:line>
        <draw:line draw:style-name="gr4" draw:text-style-name="P1" draw:layer="layout" svg:x1="0.678cm" svg:y1="1.543cm" svg:x2="0.759cm" svg:y2="1.543cm">
          <text:p/>
        </draw:line>
        <draw:line draw:style-name="gr4" draw:text-style-name="P1" draw:layer="layout" svg:x1="0.678cm" svg:y1="1.372cm" svg:x2="0.759cm" svg:y2="1.372cm">
          <text:p/>
        </draw:line>
        <draw:line draw:style-name="gr4" draw:text-style-name="P1" draw:layer="layout" svg:x1="0.678cm" svg:y1="1.03cm" svg:x2="0.759cm" svg:y2="1.03cm">
          <text:p/>
        </draw:line>
        <draw:line draw:style-name="gr4" draw:text-style-name="P1" draw:layer="layout" svg:x1="0.678cm" svg:y1="0.859cm" svg:x2="0.759cm" svg:y2="0.859cm">
          <text:p/>
        </draw:line>
        <draw:line draw:style-name="gr4" draw:text-style-name="P1" draw:layer="layout" svg:x1="0.638cm" svg:y1="2.731cm" svg:x2="0.801cm" svg:y2="2.731cm">
          <text:p/>
        </draw:line>
        <draw:line draw:style-name="gr4" draw:text-style-name="P1" draw:layer="layout" svg:x1="0.638cm" svg:y1="2.218cm" svg:x2="0.801cm" svg:y2="2.218cm">
          <text:p/>
        </draw:line>
        <draw:line draw:style-name="gr4" draw:text-style-name="P1" draw:layer="layout" svg:x1="0.638cm" svg:y1="1.714cm" svg:x2="0.801cm" svg:y2="1.714cm">
          <text:p/>
        </draw:line>
        <draw:line draw:style-name="gr4" draw:text-style-name="P1" draw:layer="layout" svg:x1="0.638cm" svg:y1="1.201cm" svg:x2="0.801cm" svg:y2="1.201cm">
          <text:p/>
        </draw:line>
        <draw:line draw:style-name="gr4" draw:text-style-name="P1" draw:layer="layout" svg:x1="0.638cm" svg:y1="0.688cm" svg:x2="0.801cm" svg:y2="0.688cm">
          <text:p/>
        </draw:line>
        <draw:frame draw:style-name="gr10" draw:text-style-name="P7" draw:layer="layout" svg:width="0.162cm" svg:height="0.239cm" svg:x="0.462cm" svg:y="2.673cm">
          <draw:text-box>
            <text:p text:style-name="P6"><text:span text:style-name="T1">0</text:span></text:p>
          </draw:text-box>
        </draw:frame>
        <draw:frame draw:style-name="gr11" draw:text-style-name="P7" draw:layer="layout" svg:width="0.247cm" svg:height="0.239cm" svg:x="0.367cm" svg:y="2.163cm">
          <draw:text-box>
            <text:p text:style-name="P6"><text:span text:style-name="T1">20</text:span></text:p>
          </draw:text-box>
        </draw:frame>
        <draw:frame draw:style-name="gr11" draw:text-style-name="P7" draw:layer="layout" svg:width="0.247cm" svg:height="0.239cm" svg:x="0.367cm" svg:y="1.653cm">
          <draw:text-box>
            <text:p text:style-name="P6"><text:span text:style-name="T1">40</text:span></text:p>
          </draw:text-box>
        </draw:frame>
        <draw:frame draw:style-name="gr11" draw:text-style-name="P7" draw:layer="layout" svg:width="0.247cm" svg:height="0.239cm" svg:x="0.367cm" svg:y="1.144cm">
          <draw:text-box>
            <text:p text:style-name="P6"><text:span text:style-name="T1">60</text:span></text:p>
          </draw:text-box>
        </draw:frame>
        <draw:frame draw:style-name="gr11" draw:text-style-name="P7" draw:layer="layout" svg:width="0.247cm" svg:height="0.239cm" svg:x="0.367cm" svg:y="0.634cm">
          <draw:text-box>
            <text:p text:style-name="P6"><text:span text:style-name="T1">80</text:span></text:p>
          </draw:text-box>
        </draw:frame>
        <draw:frame draw:style-name="gr12" draw:text-style-name="P7" draw:layer="layout" svg:width="1.052cm" svg:height="0.239cm" draw:transform="rotate (0.784700031696651) translate (0.568cm 3.563cm)">
          <draw:text-box>
            <text:p text:style-name="P6"><text:span text:style-name="T1">Logarithmic</text:span></text:p>
          </draw:text-box>
        </draw:frame>
        <draw:frame draw:style-name="gr13" draw:text-style-name="P7" draw:layer="layout" svg:width="1.058cm" svg:height="0.239cm" draw:transform="rotate (0.785398163397448) translate (1.436cm 3.528cm)">
          <draw:text-box>
            <text:p text:style-name="P6"><text:span text:style-name="T1">S1-E5-M1</text:span></text:p>
          </draw:text-box>
        </draw:frame>
        <draw:frame draw:style-name="gr14" draw:text-style-name="P7" draw:layer="layout" svg:width="1.057cm" svg:height="0.239cm" draw:transform="rotate (0.784700031696651) translate (2.268cm 3.528cm)">
          <draw:text-box>
            <text:p text:style-name="P6"><text:span text:style-name="T1">S1-E5-M2</text:span></text:p>
          </draw:text-box>
        </draw:frame>
        <draw:frame draw:style-name="gr13" draw:text-style-name="P7" draw:layer="layout" svg:width="1.058cm" svg:height="0.239cm" draw:transform="rotate (0.785398163397448) translate (3.1cm 3.528cm)">
          <draw:text-box>
            <text:p text:style-name="P6"><text:span text:style-name="T1">S1-E5-M3</text:span></text:p>
          </draw:text-box>
        </draw:frame>
        <draw:frame draw:style-name="gr13" draw:text-style-name="P7" draw:layer="layout" svg:width="1.058cm" svg:height="0.239cm" draw:transform="rotate (0.785398163397448) translate (3.933cm 3.528cm)">
          <draw:text-box>
            <text:p text:style-name="P6"><text:span text:style-name="T1">S1-E5-M4</text:span></text:p>
          </draw:text-box>
        </draw:frame>
        <draw:frame draw:style-name="gr15" draw:text-style-name="P7" draw:layer="layout" svg:width="0.65cm" svg:height="0.239cm" draw:transform="rotate (0.785398163397448) translate (4.953cm 3.341cm)">
          <draw:text-box>
            <text:p text:style-name="P6"><text:span text:style-name="T1">Float16</text:span></text:p>
          </draw:text-box>
        </draw:frame>
        <draw:frame draw:style-name="gr16" draw:text-style-name="P7" draw:layer="layout" svg:width="0.789cm" svg:height="0.239cm" draw:transform="rotate (0.784525498771451) translate (5.711cm 3.415cm)">
          <draw:text-box>
            <text:p text:style-name="P6"><text:span text:style-name="T1">BFloat16</text:span></text:p>
          </draw:text-box>
        </draw:frame>
        <draw:frame draw:style-name="gr17" draw:text-style-name="P7" draw:layer="layout" svg:width="1.082cm" svg:height="0.239cm" draw:transform="rotate (0.786794426799044) translate (6.358cm 3.6cm)">
          <draw:text-box>
            <text:p text:style-name="P6"><text:span text:style-name="T1">Tensor Float</text:span></text:p>
          </draw:text-box>
        </draw:frame>
        <draw:path draw:style-name="gr18" draw:text-style-name="P2" draw:layer="layout" svg:width="0.162cm" svg:height="0.102cm" svg:x="0.346cm" svg:y="0.415cm" svg:viewBox="0 0 163 103" svg:d="M0 8c0-4 6-8 13-8h137c7 0 13 4 13 8v86c0 5-6 9-13 9h-137c-7 0-13-4-13-9z">
          <text:p/>
        </draw:path>
        <draw:frame draw:style-name="gr15" draw:text-style-name="P7" draw:layer="layout" svg:width="0.65cm" svg:height="0.239cm" svg:x="7.839cm" svg:y="2.876cm">
          <draw:text-box>
            <text:p text:style-name="P6"><text:span text:style-name="T1">Float32</text:span></text:p>
          </draw:text-box>
        </draw:frame>
        <draw:path draw:style-name="gr19" draw:text-style-name="P3" draw:layer="layout" svg:width="0.162cm" svg:height="0.102cm" svg:x="2.516cm" svg:y="0.415cm" svg:viewBox="0 0 163 103" svg:d="M0 8c0-4 6-8 13-8h137c7 0 13 4 13 8v86c0 5-6 9-13 9h-137c-7 0-13-4-13-9z">
          <text:p/>
        </draw:path>
        <draw:frame draw:style-name="gr20" draw:text-style-name="P7" draw:layer="layout" svg:width="1.814cm" svg:height="0.637cm" svg:x="0.617cm" svg:y="0.108cm">
          <draw:text-box>
            <text:p text:style-name="P6"><text:span text:style-name="T2">Model A</text:span></text:p>
            <text:p text:style-name="P6"><text:span text:style-name="T2">(bit truncation)</text:span></text:p>
          </draw:text-box>
        </draw:frame>
        <draw:path draw:style-name="gr8" draw:text-style-name="P4" draw:layer="layout" svg:width="0.162cm" svg:height="0.102cm" svg:x="4.699cm" svg:y="0.415cm" svg:viewBox="0 0 163 103" svg:d="M0 8c0-4 6-8 14-8h136c7 0 13 4 13 8v86c0 5-6 9-13 9h-136c-8 0-14-4-14-9z">
          <text:p/>
        </draw:path>
        <draw:frame draw:style-name="gr20" draw:text-style-name="P7" draw:layer="layout" svg:width="1.814cm" svg:height="0.637cm" svg:x="2.787cm" svg:y="0.108cm">
          <draw:text-box>
            <text:p text:style-name="P6"><text:span text:style-name="T2">Model B</text:span></text:p>
            <text:p text:style-name="P6"><text:span text:style-name="T2">(bit truncation)</text:span></text:p>
          </draw:text-box>
        </draw:frame>
        <draw:path draw:style-name="gr21" draw:text-style-name="P5" draw:layer="layout" svg:width="0.162cm" svg:height="0.102cm" svg:x="6.801cm" svg:y="0.415cm" svg:viewBox="0 0 163 103" svg:d="M0 8c0-4 6-8 14-8h136c7 0 13 4 13 8v86c0 5-6 9-13 9h-136c-8 0-14-4-14-9z">
          <text:p/>
        </draw:path>
        <draw:frame draw:style-name="gr22" draw:text-style-name="P7" draw:layer="layout" svg:width="1.666cm" svg:height="0.637cm" svg:x="4.97cm" svg:y="0.108cm">
          <draw:text-box>
            <text:p text:style-name="P6"><text:span text:style-name="T2">Model A</text:span></text:p>
            <text:p text:style-name="P6"><text:span text:style-name="T2">(bit rounding)</text:span></text:p>
          </draw:text-box>
        </draw:frame>
        <draw:frame draw:style-name="gr22" draw:text-style-name="P7" draw:layer="layout" svg:width="1.666cm" svg:height="0.637cm" svg:x="7.073cm" svg:y="0.108cm">
          <draw:text-box>
            <text:p text:style-name="P6"><text:span text:style-name="T2">Model B</text:span></text:p>
            <text:p text:style-name="P6"><text:span text:style-name="T2">(bit rounding)</text:span></text:p>
          </draw:text-box>
        </draw:frame>
        <draw:frame draw:style-name="gr23" draw:text-style-name="P8" draw:layer="layout" svg:width="0.889cm" svg:height="0.477cm" svg:x="7.801cm" svg:y="3.175cm">
          <draw:text-box>
            <text:p><text:span text:style-name="T3">Baseline accuracy</text:span></text:p>
          </draw:text-box>
        </draw:frame>
        <draw:frame draw:style-name="gr24" draw:text-style-name="P10" draw:layer="layout" svg:width="1.267cm" svg:height="0.239cm" draw:transform="rotate (1.5707963267949) translate (-0.046cm 2.31cm)">
          <draw:text-box>
            <text:p text:style-name="P9">Accuracy (%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3.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9-23T18:39:06.903862091</dc:date>
    <meta:editing-duration>PT1H8M38S</meta:editing-duration>
    <meta:editing-cycles>6</meta:editing-cycles>
    <meta:generator>LibreOffice/6.2.8.2$Linux_X86_64 LibreOffice_project/20$Build-2</meta:generator>
    <meta:document-statistic meta:object-count="123"/>
  </office:meta>
</office:document-meta>
</file>